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9e9" officeooo:paragraph-rsid="000e29e9"/>
    </style:style>
    <style:style style:name="P2" style:family="paragraph" style:parent-style-name="Standard">
      <style:text-properties fo:font-weight="bold" officeooo:rsid="000e29e9" officeooo:paragraph-rsid="000e29e9" style:font-weight-asian="bold" style:font-weight-complex="bold"/>
    </style:style>
    <style:style style:name="P3" style:family="paragraph" style:parent-style-name="Standard">
      <style:text-properties fo:font-weight="normal" officeooo:rsid="000e29e9" officeooo:paragraph-rsid="000e29e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mary Actor:</text:span> Organizer(Which is also a Player).</text:p>
      <text:p text:style-name="P1"><text:span text:style-name="T1">Stakeholders:</text:span> Players – wants to join the organizers table and play.</text:p>
      <text:p text:style-name="P1"><text:span text:style-name="T1">Preconditions: </text:span>The program is started, create new board in online mode chosen.</text:p>
      <text:p text:style-name="P1"><text:span text:style-name="T1">Postconditions:</text:span> The table must end after the winner is declared or all players except the organizer</text:p>
      <text:p text:style-name="P1">leaves the game.</text:p>
      <text:p text:style-name="P2">Happy path for texas hold'em for online organizer:</text:p>
      <text:p text:style-name="P1">1. Organizer initiates an online poker table .</text:p>
      <text:p text:style-name="P1">2. Organizer sets maximum players and other settings</text:p>
      <text:p text:style-name="P1">3. Organizer waits for the players to join.</text:p>
      <text:p text:style-name="P1">3. Organizer sets the small and big blind, and start sum for players.</text:p>
      <text:p text:style-name="P1">4. Organizer invites a group of players to join the game .</text:p>
      <text:p text:style-name="P1">5. Organizer , starts the game with himself also playing.</text:p>
      <text:p text:style-name="P1">6. Organizer, starts as the person right of the small blind.</text:p>
      <text:p text:style-name="P1">7. Organizer, recieves his 2 first cards</text:p>
      <text:p text:style-name="P1">8. Organizer calls the big blind.</text:p>
      <text:p text:style-name="P1">9. Organizer raises a bet.</text:p>
      <text:p text:style-name="P1">10. Organizer wins the round.</text:p>
      <text:p text:style-name="P1">11. After 10 rounds, the organizer wins, the other players leave the table.</text:p>
      <text:p text:style-name="P1">12. The organizer exits the program.</text:p>
      <text:p text:style-name="P2">Derivate of the happy path: A Player leaves the game:</text:p>
      <text:p text:style-name="P1">8a. A player (not the organizer) leaves the game.</text:p>
      <text:p text:style-name="P1">8b. A bot is inserted in his place and the game continues.</text:p>
      <text:p text:style-name="P2">Derivate of the happy path: Organizer loses his internet connection:</text:p>
      <text:p text:style-name="P1">8a. The organizer recieves a message from the system that he has no internet connection</text:p>
      <text:p text:style-name="P1">8b. The Sysetm waits for 1 minute.</text:p>
      <text:p text:style-name="P1">8c. The organizer did no manage to reconnect so the organizer leaves the game, another player is now organizer.</text:p>
      <text:p text:style-name="P2">Derivate of the happy path: Organizer has no internet connection:</text:p>
      <text:p text:style-name="P3">1a. The program returns a message saying the player have no internet access.</text:p>
      <text:p text:style-name="P1">1b. The organizer exits the program. (11)</text:p>
      <text:p text:style-name="P2">Derivate of the happy path: Player is idle(AFK):</text:p>
      <text:p text:style-name="P1">6a. The System waits for 30 seconds.</text:p>
      <text:p text:style-name="P1">6b. The player did not respond, the game decides what the player will do.(Fold)</text:p>
      <text:p text:style-name="P2">Derivate of the happy path: Bots are allowed to join</text:p>
      <text:p text:style-name="P1">2a. Organizer decides that Players and bots can join.</text:p>
      <text:p text:style-name="P2">Derivate of the happy path: Organizer kicks player:</text:p>
      <text:p text:style-name="P3">8. The organizer does not like a specific player, he kicks that play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4:54:17.815544001</meta:creation-date>
    <dc:date>2016-05-10T15:08:30.823013468</dc:date>
    <meta:editing-duration>P0D</meta:editing-duration>
    <meta:editing-cycles>1</meta:editing-cycles>
    <meta:document-statistic meta:table-count="0" meta:image-count="0" meta:object-count="0" meta:page-count="1" meta:paragraph-count="36" meta:word-count="349" meta:character-count="2043" meta:non-whitespace-character-count="1702"/>
    <meta:generator>LibreOffice/4.2.8.2$Linux_X86_64 LibreOffice_project/420m0$Build-2</meta:generator>
  </office:meta>
</office:document-meta>
</file>